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Napájecí zdroje počítačů:</text:h>
      <text:list text:style-name="L1">
        <text:list-item>
          <text:p text:style-name="P1"><text:span text:style-name="Strong_20_Emphasis">Funkce</text:span>: Napájecí zdroj mění střídavý (AC) proud na stejnosměrný (DC) pro napájení počítačových komponent (např. 3,3V, 5V, 12V).</text:p>
        </text:list-item>
        <text:list-item>
          <text:p text:style-name="P1"><text:span text:style-name="Strong_20_Emphasis">Princip</text:span>:</text:p>
          <text:list>
            <text:list-item>
              <text:p text:style-name="P1"><text:span text:style-name="Strong_20_Emphasis">Spínaný zdroj</text:span>: Používá spínací tranzistor pro regulaci napětí, což je efektivní a kompaktní způsob. Má výhodu v malé velikosti a vyšší účinnosti.</text:p>
            </text:list-item>
            <text:list-item>
              <text:p text:style-name="P1"><text:span text:style-name="Strong_20_Emphasis">Transformátorový zdroj</text:span>: Používá elektromagnetickou indukci pro převod napětí, je větší, těžší a méně efektivní ve srovnání se spínaným zdrojem.</text:p>
            </text:list-item>
          </text:list>
        </text:list-item>
      </text:list>
      <text:h text:style-name="Heading_20_3" text:outline-level="3">Typy napájecích zdrojů:</text:h>
      <text:list text:style-name="L2">
        <text:list-item>
          <text:p text:style-name="P2"><text:span text:style-name="Strong_20_Emphasis">AT vs. ATX</text:span>:</text:p>
          <text:list>
            <text:list-item>
              <text:p text:style-name="P2"><text:span text:style-name="Strong_20_Emphasis">AT</text:span>: Starší, používal mechanický spínač, poskytoval 5V a 12V.</text:p>
            </text:list-item>
            <text:list-item>
              <text:p text:style-name="P2"><text:span text:style-name="Strong_20_Emphasis">ATX</text:span>: Modernější, přidává 3,3V, podporuje softwarové zapínání a stand-by režim.</text:p>
            </text:list-item>
          </text:list>
        </text:list-item>
        <text:list-item>
          <text:p text:style-name="P2"><text:span text:style-name="Strong_20_Emphasis">Verze ATX</text:span>:</text:p>
          <text:list>
            <text:list-item>
              <text:p text:style-name="P2"><text:span text:style-name="Strong_20_Emphasis">ATX 12V a ATX 12V 2.0</text:span>: Přidávají konektory pro procesory a grafické karty (4pinové, 8pinové).</text:p>
            </text:list-item>
            <text:list-item>
              <text:p text:style-name="P2"><text:span text:style-name="Strong_20_Emphasis">PCI-E</text:span>: Napájení pro grafické karty.</text:p>
            </text:list-item>
            <text:list-item>
              <text:p text:style-name="P2"><text:span text:style-name="Strong_20_Emphasis">SATA</text:span>: Novější konektory pro pevné disky a optické mechaniky.</text:p>
            </text:list-item>
            <text:list-item>
              <text:p text:style-name="P2"><text:span text:style-name="Strong_20_Emphasis">ATX 3.0</text:span>: Nový standard, přidává nové napájecí konektory, např. 12VHPWR pro vyšší výkon pro grafické karty.</text:p>
            </text:list-item>
          </text:list>
        </text:list-item>
        <text:list-item>
          <text:p text:style-name="P2"><text:span text:style-name="Strong_20_Emphasis">Chlazení a modularita</text:span>:</text:p>
          <text:list>
            <text:list-item>
              <text:p text:style-name="P2">Napájecí zdroje mají ventilátory (120mm nebo 80mm) pro chlazení, některé modely používají pasivní chlazení.</text:p>
            </text:list-item>
            <text:list-item>
              <text:p text:style-name="P2"><text:span text:style-name="Strong_20_Emphasis">Modulární zdroje</text:span>: Umožňují odpojit nepoužívané kabely pro lepší airflow.</text:p>
            </text:list-item>
          </text:list>
        </text:list-item>
        <text:list-item>
          <text:p text:style-name="P2"><text:span text:style-name="Strong_20_Emphasis">Výkon a účinnost</text:span>:</text:p>
          <text:list>
            <text:list-item>
              <text:p text:style-name="P2">Výkon mezi 300W a 700W pro běžné použití, výkonnější až 2000W.</text:p>
            </text:list-item>
            <text:list-item>
              <text:p text:style-name="P2"><text:span text:style-name="Strong_20_Emphasis">80 PLUS certifikace</text:span> zajišťuje energetickou účinnost nad 80%. Typy certifikace:</text:p>
              <text:list>
                <text:list-item>
                  <text:p text:style-name="P2"><text:span text:style-name="Strong_20_Emphasis">80 PLUS</text:span> (min. 80% účinnost)</text:p>
                </text:list-item>
                <text:list-item>
                  <text:p text:style-name="P2"><text:span text:style-name="Strong_20_Emphasis">80 PLUS Bronze</text:span> (min. 82% účinnost)</text:p>
                </text:list-item>
                <text:list-item>
                  <text:p text:style-name="P2"><text:span text:style-name="Strong_20_Emphasis">80 PLUS Silver</text:span> (min. 85% účinnost)</text:p>
                </text:list-item>
                <text:list-item>
                  <text:p text:style-name="P2"><text:span text:style-name="Strong_20_Emphasis">80 PLUS Gold</text:span> (min. 87% účinnost)</text:p>
                </text:list-item>
                <text:list-item>
                  <text:p text:style-name="P2"><text:span text:style-name="Strong_20_Emphasis">80 PLUS Platinum</text:span> (min. 90% účinnost)</text:p>
                </text:list-item>
                <text:list-item>
                  <text:p text:style-name="P2"><text:span text:style-name="Strong_20_Emphasis">80 PLUS Titanium</text:span> (min. 92% účinnost)</text:p>
                </text:list-item>
              </text:list>
            </text:list-item>
            <text:list-item>
              <text:p text:style-name="P2"><text:span text:style-name="Strong_20_Emphasis">PFC (Power Factor Correction)</text:span>:</text:p>
              <text:list>
                <text:list-item>
                  <text:p text:style-name="P2"><text:soft-page-break/><text:span text:style-name="Strong_20_Emphasis">Aktivní PFC</text:span>: Zlepšuje účinnost a kompaktnost, ale může být náchylný na rušení.</text:p>
                </text:list-item>
                <text:list-item>
                  <text:p text:style-name="P2"><text:span text:style-name="Strong_20_Emphasis">Pasivní PFC</text:span>: Zlepšuje účinnost, ale je méně efektivní než aktivní PFC.</text:p>
                </text:list-item>
              </text:list>
            </text:list-item>
            <text:list-item>
              <text:p text:style-name="P2"><text:span text:style-name="Strong_20_Emphasis">Účinnost zdroje</text:span>: Vyjadřuje poměr mezi výkonem, který napájecí zdroj odevzdá (napájení počítačových komponent), a výkonem, který spotřebuje z elektrické sítě. Vyšší účinnost znamená menší ztráty a méně generovaného tepla.</text:p>
            </text:list-item>
            <text:list-item>
              <text:p text:style-name="P2"><text:span text:style-name="Strong_20_Emphasis">Cybenetics certifikace zdrojů</text:span>: Tato certifikace hodnotí nejen účinnost napájecího zdroje, ale i hlučnost a kvalitu. Zdroje jsou hodnoceny na základě jejich výkonu, účinnosti a hlučnosti.</text:p>
            </text:list-item>
          </text:list>
        </text:list-item>
      </text:list>
      <text:p text:style-name="Text_20_body">Další typy:</text:p>
      <text:list text:style-name="L3">
        <text:list-item>
          <text:p text:style-name="P3"><text:span text:style-name="Strong_20_Emphasis">SFX a TFX</text:span>: Kompaktní zdroje pro malé počítače.</text:p>
        </text:list-item>
        <text:list-item>
          <text:p text:style-name="P3"><text:span text:style-name="Strong_20_Emphasis">Flex ATX</text:span>: Horké "plug and play" připojení v serverech.</text:p>
        </text:list-item>
        <text:list-item>
          <text:p text:style-name="P3"><text:span text:style-name="Strong_20_Emphasis">Notebookové zdroje</text:span>: Napájení přenosných počítačů (12V až 20V).</text:p>
        </text:list-item>
      </text:list>
      <text:p text:style-name="Text_20_body"><text:span text:style-name="Strong_20_Emphasis">Výrobci</text:span>: Seasonic, CoolerMaster, Thermaltake, Asus, Fortron.</text:p>
      <text:h text:style-name="Heading_20_3" text:outline-level="3">Záložní zdroj UPS:</text:h>
      <text:list text:style-name="L4">
        <text:list-item>
          <text:p text:style-name="P4"><text:span text:style-name="Strong_20_Emphasis">UPS (Uninterruptible Power Supply)</text:span> – Zařízení, které zajišťuje nepřerušovanou dodávku energie pro citlivá zařízení.</text:p>
        </text:list-item>
        <text:list-item>
          <text:p text:style-name="P4">Chrání zařízení jako počítače, telekomunikační systémy, nemocniční přístroje před výpadky proudu.</text:p>
        </text:list-item>
        <text:list-item>
          <text:p text:style-name="P4"><text:span text:style-name="Strong_20_Emphasis">Princip fungování</text:span>: Při výpadku proudu přepne na baterie, do obnovení napětí nebo vybití baterie.</text:p>
        </text:list-item>
      </text:list>
      <text:h text:style-name="Heading_20_3" text:outline-level="3">Typy UPS:</text:h>
      <text:list text:style-name="L5">
        <text:list-item>
          <text:p text:style-name="P5"><text:span text:style-name="Strong_20_Emphasis">Off-line UPS</text:span> – Základní model, přepíná na baterie při výpadku napájení.</text:p>
        </text:list-item>
        <text:list-item>
          <text:p text:style-name="P5"><text:span text:style-name="Strong_20_Emphasis">Line-interactive UPS</text:span> – Stabilizuje napětí, přepíná na baterie při větších problémech.</text:p>
        </text:list-item>
        <text:list-item>
          <text:p text:style-name="P5"><text:span text:style-name="Strong_20_Emphasis">Online UPS</text:span> – Nejpokročilejší, poskytuje stabilní napětí i při kolísání napájení.</text:p>
          <text:list>
            <text:list-item>
              <text:p text:style-name="P5"><text:span text:style-name="Strong_20_Emphasis">Co dělá Online UPS?</text:span>: Online UPS poskytuje kontinuální napájení, čímž zajišťuje nejvyšší úroveň ochrany proti výpadkům a kolísání napětí.</text:p>
            </text:list-item>
          </text:list>
        </text:list-item>
      </text:list>
      <text:p text:style-name="Text_20_body"><text:span text:style-name="Strong_20_Emphasis">Problémy, které UPS řeší</text:span>:</text:p>
      <text:list text:style-name="L6">
        <text:list-item>
          <text:p text:style-name="P6">Výpadek napájení (blackout).</text:p>
        </text:list-item>
        <text:list-item>
          <text:p text:style-name="P6">Krátkodobý pokles napětí.</text:p>
        </text:list-item>
        <text:list-item>
          <text:p text:style-name="P6">Napěťové špičky a přepětí.</text:p>
        </text:list-item>
        <text:list-item>
          <text:p text:style-name="P6">Elektromagnetické rušení.</text:p>
        </text:list-item>
        <text:list-item>
          <text:p text:style-name="P6">Změny frekvence a harmonické zkreslení.</text:p>
        </text:list-item>
      </text:list>
      <text:p text:style-name="Text_20_body"><text:span text:style-name="Strong_20_Emphasis">Výrobci</text:span>: APC, Fortron, Eaton, HP.</text:p>
      <text:h text:style-name="Heading_20_3" text:outline-level="3"><text:soft-page-break/>Počítačová skříň (Case):</text:h>
      <text:list text:style-name="L7">
        <text:list-item>
          <text:p text:style-name="P7"><text:span text:style-name="Strong_20_Emphasis">Funkce</text:span>: Upevňuje komponenty, zajišťuje správné proudění vzduchu pro odvod tepla, chrání proti poškození a statické elektřině.</text:p>
        </text:list-item>
        <text:list-item>
          <text:p text:style-name="P7"><text:span text:style-name="Strong_20_Emphasis">Materiály</text:span>: Ocel (SECC, SGCC), tvrzené sklo nebo akrylát pro bočnice, plast (ABS) pro čelní panel.</text:p>
        </text:list-item>
      </text:list>
      <text:h text:style-name="Heading_20_3" text:outline-level="3">Vnitřní členění:</text:h>
      <text:list text:style-name="L8">
        <text:list-item>
          <text:p text:style-name="P8"><text:span text:style-name="Strong_20_Emphasis">Tray</text:span>: Upevnění základní desky.</text:p>
        </text:list-item>
        <text:list-item>
          <text:p text:style-name="P8"><text:span text:style-name="Strong_20_Emphasis">Bay</text:span>: Pozice pro optické mechaniky (5,25“), pevné disky (3,5“) nebo SSD (2,5“).</text:p>
        </text:list-item>
        <text:list-item>
          <text:p text:style-name="P8"><text:span text:style-name="Strong_20_Emphasis">Rozšiřující karty</text:span>: Sloty pro grafické, síťové a zvukové karty.</text:p>
        </text:list-item>
        <text:list-item>
          <text:p text:style-name="P8"><text:span text:style-name="Strong_20_Emphasis">Napájecí zdroj</text:span>: Prostor pro upevnění zdroje.</text:p>
        </text:list-item>
        <text:list-item>
          <text:p text:style-name="P8"><text:span text:style-name="Strong_20_Emphasis">Ventilátory</text:span>: Pozice pro přídavné ventilátory.</text:p>
        </text:list-item>
      </text:list>
      <text:h text:style-name="Heading_20_3" text:outline-level="3">Tvar a rozměry:</text:h>
      <text:list text:style-name="L9">
        <text:list-item>
          <text:p text:style-name="P9"><text:span text:style-name="Strong_20_Emphasis">Desktop</text:span>: Vodorovně, zabírá více místa.</text:p>
        </text:list-item>
        <text:list-item>
          <text:p text:style-name="P9"><text:span text:style-name="Strong_20_Emphasis">Tower</text:span>: Svisle, úspornější, oblíbené typy: Micro-Tower, Midi-Tower, Big-Tower.</text:p>
        </text:list-item>
        <text:list-item>
          <text:p text:style-name="P9"><text:span text:style-name="Strong_20_Emphasis">Další typy</text:span>: HTPC, Cube, Barebone, All-in-One (PC v monitoru).</text:p>
        </text:list-item>
      </text:list>
      <text:h text:style-name="Heading_20_3" text:outline-level="3">Čelní panel:</text:h>
      <text:list text:style-name="L10">
        <text:list-item>
          <text:p text:style-name="P10">Tlačítka (zapnutí, reset), LED diody (stav PC, disk), USB porty, audio konektory, čtečky paměťových karet.</text:p>
        </text:list-item>
      </text:list>
      <text:p text:style-name="Text_20_body"><text:span text:style-name="Strong_20_Emphasis">Výrobci</text:span>: Eurocase, CoolerMaster, Asus (levnější), Zalman, Thermaltake, Lian-Li (dražší).</text:p>
      <text:h text:style-name="Heading_20_3" text:outline-level="3">Casemodding:</text:h>
      <text:list text:style-name="L11">
        <text:list-item>
          <text:p text:style-name="P11">Úpravy skříní pro lepší vzhled a funkčnost.</text:p>
          <text:list>
            <text:list-item>
              <text:p text:style-name="P11">Optický casemodding: Změny vzhledu, LED osvětlení, malování.</text:p>
            </text:list-item>
            <text:list-item>
              <text:p text:style-name="P11">Chlazení: Zlepšení odvádění tepla (ventilátory, vodní chlazení).</text:p>
            </text:list-item>
            <text:list-item>
              <text:p text:style-name="P11">Přetaktování: Zvyšování frekvence komponentů.</text:p>
            </text:list-item>
          </text:list>
        </text:list-item>
      </text:list>
      <text:h text:style-name="Heading_20_3" text:outline-level="3">Chlazení komponent PC:</text:h>
      <text:list text:style-name="L12">
        <text:list-item>
          <text:p text:style-name="P12"><text:span text:style-name="Strong_20_Emphasis">Důležitost chlazení</text:span>: Při vysokých teplotách (nad 85 °C) dochází ke ztrátě funkce polovodičů. Přehřátí může způsobit selhání obvodů.</text:p>
        </text:list-item>
      </text:list>
      <text:h text:style-name="Heading_20_3" text:outline-level="3">2. Typy chlazení:</text:h>
      <text:h text:style-name="Heading_20_4" text:outline-level="4">2.1 Chlazení vzduchem:</text:h>
      <text:list text:style-name="L13">
        <text:list-item>
          <text:p text:style-name="P13"><text:span text:style-name="Strong_20_Emphasis">Aktivní chlazení</text:span>: Použití ventilátoru k odvádění tepla.</text:p>
        </text:list-item>
        <text:list-item>
          <text:p text:style-name="P13"><text:span text:style-name="Strong_20_Emphasis">Pasivní chlazení</text:span>: Pouze přirozené proudění vzduchu, bez ventilátoru.</text:p>
        </text:list-item>
        <text:list-item>
          <text:p text:style-name="P13"><text:soft-page-break/><text:span text:style-name="Strong_20_Emphasis">Komponenty</text:span>: Nejvíce se ochlazují CPU, GPU, RAM, disk a zdroj.</text:p>
        </text:list-item>
      </text:list>
      <text:h text:style-name="Heading_20_4" text:outline-level="4">2.2 Teplo-vodivá pasta:</text:h>
      <text:list text:style-name="L14">
        <text:list-item>
          <text:p text:style-name="P14"><text:span text:style-name="Strong_20_Emphasis">Účel</text:span>: Zajišťuje lepší přenos tepla mezi procesorem/grafickou kartou a chladičem.</text:p>
        </text:list-item>
        <text:list-item>
          <text:p text:style-name="P14"><text:span text:style-name="Strong_20_Emphasis">Typy past</text:span>:</text:p>
          <text:list>
            <text:list-item>
              <text:p text:style-name="P14"><text:span text:style-name="Strong_20_Emphasis">Silikonová</text:span>: Střední tepelná vodivost, levná.</text:p>
            </text:list-item>
            <text:list-item>
              <text:p text:style-name="P14"><text:span text:style-name="Strong_20_Emphasis">Keramická</text:span>: Lepší tepelná vodivost než silikonová.</text:p>
            </text:list-item>
            <text:list-item>
              <text:p text:style-name="P14"><text:span text:style-name="Strong_20_Emphasis">Kovová</text:span>: Nejlepší tepelná vodivost, ale může být vodivá elektricky.</text:p>
            </text:list-item>
          </text:list>
        </text:list-item>
      </text:list>
      <text:h text:style-name="Heading_20_4" text:outline-level="4">2.3 Heatpipe (tepelné trubičky):</text:h>
      <text:list text:style-name="L15">
        <text:list-item>
          <text:p text:style-name="P15"><text:span text:style-name="Strong_20_Emphasis">Funkce</text:span>: Využívá odpařování a kondenzace pracovní látky k efektivnímu přenosu tepla.</text:p>
        </text:list-item>
        <text:list-item>
          <text:p text:style-name="P15"><text:span text:style-name="Strong_20_Emphasis">Použití</text:span>: U procesorů, grafických karet a notebooků.</text:p>
        </text:list-item>
      </text:list>
      <text:h text:style-name="Heading_20_4" text:outline-level="4">2.4 Vapor Chamber (parní komora):</text:h>
      <text:list text:style-name="L16">
        <text:list-item>
          <text:p text:style-name="P16"><text:span text:style-name="Strong_20_Emphasis">Funkce</text:span>: Efektivněji rozvádí teplo po celé ploše čipu pomocí kapaliny uvnitř komory.</text:p>
        </text:list-item>
        <text:list-item>
          <text:p text:style-name="P16"><text:span text:style-name="Strong_20_Emphasis">Výhoda</text:span>: Lepší rozptyl tepla než heatpipe.</text:p>
        </text:list-item>
      </text:list>
      <text:h text:style-name="Heading_20_4" text:outline-level="4">2.5 Vodní chlazení:</text:h>
      <text:list text:style-name="L17">
        <text:list-item>
          <text:p text:style-name="P17"><text:span text:style-name="Strong_20_Emphasis">Princip</text:span>: Uzavřený systém, kde destilovaná voda cirkuluje čerpadlem přes radiátory, odvádí teplo.</text:p>
        </text:list-item>
        <text:list-item>
          <text:p text:style-name="P17"><text:span text:style-name="Strong_20_Emphasis">Komponenty vodního chlazení</text:span>: Vodní blok, čerpadlo, radiátor, hadice, ventilátory.</text:p>
        </text:list-item>
        <text:list-item>
          <text:p text:style-name="P17"><text:span text:style-name="Strong_20_Emphasis">Výhody</text:span>: Vysoce účinné chlazení, tišší než vzduchové chlazení.</text:p>
        </text:list-item>
        <text:list-item>
          <text:p text:style-name="P17"><text:span text:style-name="Strong_20_Emphasis">Nevýhody</text:span>: Dražší, složitější instalace.</text:p>
        </text:list-item>
      </text:list>
      <text:h text:style-name="Heading_20_3" text:outline-level="3">Chování počítače při přehřátí:</text:h>
      <text:list text:style-name="L18">
        <text:list-item>
          <text:p text:style-name="P18"><text:span text:style-name="Strong_20_Emphasis">Prevence</text:span>: Systémy monitorují teploty a při vysokých hodnotách mohou snižovat výkon, případně vypnout počítač, aby se zabránilo poškození.</text:p>
        </text:list-item>
      </text:list>
      <text:h text:style-name="Heading_20_3" text:outline-level="3">Ventilátor s tří vs. čtyřpinové napájení:</text:h>
      <text:list text:style-name="L19">
        <text:list-item>
          <text:p text:style-name="P19"><text:span text:style-name="Strong_20_Emphasis">Třípinové napájení</text:span>: Má 3 piny - napájení, zem a signál pro otáčky ventilátoru.</text:p>
        </text:list-item>
        <text:list-item>
          <text:p text:style-name="P19"><text:span text:style-name="Strong_20_Emphasis">Čtyřpinové napájení</text:span>: Má 4 piny - kromě napájení, země a otáčkového signálu přidává PWM signál pro regulaci otáček ventilátoru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7T17:31:01.762000000</meta:creation-date>
    <dc:date>2025-04-07T17:31:10.660000000</dc:date>
    <meta:editing-duration>PT9S</meta:editing-duration>
    <meta:editing-cycles>1</meta:editing-cycles>
    <meta:document-statistic meta:table-count="0" meta:image-count="0" meta:object-count="0" meta:page-count="4" meta:paragraph-count="102" meta:word-count="908" meta:character-count="6118" meta:non-whitespace-character-count="5387"/>
    <meta:generator>LibreOffice/24.8.5.2$Windows_X86_64 LibreOffice_project/fddf2685c70b461e7832239a0162a77216259f22</meta:generator>
  </office:meta>
</office:document-meta>
</file>